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9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color="#000000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angría_20_2_20_de_20_t._20_independiente">
      <style:paragraph-properties fo:margin-left="6.535cm" fo:margin-right="0cm" fo:text-indent="-6.562cm" style:auto-text-indent="false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fo:language="es" fo:country="ES"/>
    </style:style>
    <style:style style:name="P11" style:family="paragraph" style:parent-style-name="Text_20_body">
      <style:paragraph-properties fo:text-align="start" style:justify-single-word="false"/>
      <style:text-properties fo:language="es" fo:country="MX"/>
    </style:style>
    <style:style style:name="P12" style:family="paragraph" style:parent-style-name="Text_20_body">
      <style:paragraph-properties fo:margin-left="0cm" fo:margin-right="0cm" fo:text-indent="0.501cm" style:auto-text-indent="false"/>
    </style:style>
    <style:style style:name="P13" style:family="paragraph" style:parent-style-name="Sangría_20_2_20_de_20_t._20_independiente">
      <style:paragraph-properties fo:margin-left="0.009cm" fo:margin-right="0cm" fo:text-align="justify" style:justify-single-word="false" fo:text-indent="0cm" style:auto-text-indent="false"/>
      <style:text-properties fo:language="es" fo:country="ES"/>
    </style:style>
    <style:style style:name="P14" style:family="paragraph" style:parent-style-name="Sangría_20_2_20_de_20_t._20_independiente">
      <style:paragraph-properties fo:margin-left="0.009cm" fo:margin-right="0cm" fo:text-align="justify" style:justify-single-word="false" fo:orphans="2" fo:widows="2" fo:hyphenation-ladder-count="no-limit" fo:text-indent="0cm" style:auto-text-indent="false" style:writing-mode="lr-tb"/>
      <style:text-properties fo:language="es" fo:country="MX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text-align="justify" style:justify-single-word="false" fo:text-indent="0.801cm" style:auto-text-indent="false"/>
    </style:style>
    <style:style style:name="P16" style:family="paragraph" style:parent-style-name="Standard">
      <style:paragraph-properties fo:margin-left="5.495cm" fo:margin-right="0cm" fo:text-align="justify" style:justify-single-word="false" fo:text-indent="-5.535cm" style:auto-text-indent="false">
        <style:tab-stops>
          <style:tab-stop style:position="5.516cm"/>
        </style:tab-stops>
      </style:paragraph-properties>
    </style:style>
    <style:style style:name="P17" style:family="paragraph" style:parent-style-name="Standard">
      <style:paragraph-properties fo:margin-left="2.402cm" fo:margin-right="0cm" fo:text-align="justify" style:justify-single-word="false" fo:text-indent="-2.422cm" style:auto-text-indent="false">
        <style:tab-stops>
          <style:tab-stop style:position="2.36cm"/>
        </style:tab-stops>
      </style:paragraph-properties>
    </style:style>
    <style:style style:name="P18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19" style:family="paragraph" style:parent-style-name="Text_20_body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language="es" fo:country="MX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4" style:family="text">
      <style:text-properties fo:font-weight="normal" style:font-weight-asian="normal" style:font-size-complex="12pt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ECLARACIÓN N° 1778-CM-14</text:p>
      <text:p text:style-name="P6"/>
      <text:p text:style-name="P6"/>
      <text:p text:style-name="P16">DESCRIPCIÓN SINTÉTICA: <text:s/><text:span text:style-name="T5">DECLARAR DE INTERÉS CULTURAL Y EDUCATIVO LA MUESTRA ANUAL DEL CENTRO ATÓMICO BARILOCHE E INSTITUTO BALSEIRO.</text:span></text:p>
      <text:p text:style-name="P7"/>
      <text:p text:style-name="P7">ANTECEDENTES</text:p>
      <text:p text:style-name="P6"/>
      <text:p text:style-name="P15">Carta Orgánica Municipal.</text:p>
      <text:p text:style-name="P15"/>
      <text:p text:style-name="P15">Ordenanza 2071-CM-10.</text:p>
      <text:p text:style-name="P15"/>
      <text:p text:style-name="P15">Nota solicitud declaración de interés.</text:p>
      <text:p text:style-name="P6"/>
      <text:p text:style-name="P6">FUNDAMENTOS</text:p>
      <text:p text:style-name="P15"/>
      <text:p text:style-name="P15">La muestra CAB IB -Centro Atómico Bariloche, Instituto Balseiro-, se realiza anualmente en San Carlos de Bariloche desde el año 2006. <text:s/>Transcurre durante una semana en que se presentan actividades que facilitan la experimentación de la ciencia y la tecnología, <text:s/>como el conocimiento de los pormenores del trabajo de investigadores y los avances argentinos en estas áreas.</text:p>
      <text:p text:style-name="P15"/>
      <text:p text:style-name="P15">La actividad se centra en experimentos, espectáculos, muestras interactivas y charlas presentadas por investigadores y técnicos, donde se entregan folletos de divulgación sobre cada tema. Su propósito es generar espacios de comunicación y participación donde alumnos de todos los niveles, docentes, público barilochense y turistas, se familiarizan con la labor científica y tecnológica que se desarrolla en el Centro Atómico y el Instituto Balseiro.</text:p>
      <text:p text:style-name="P15"/>
      <text:p text:style-name="P15">La muestra CAB IB es abierta al público, con entrada libre y gratuita. Este año se desarrollará entre los días 22 al 28 de abril, en las salas del Centro Cívico, SCUM y Casa del Deporte. </text:p>
      <text:p text:style-name="P15"/>
      <text:p text:style-name="P15">Todos los años, la Muestra es recibida con entusiasmo por los barilochenses y público de otras localidades que se trasladan especialmente para el evento, así como por turistas. En la Muestra 2013 colaboraron cerca de 200 trabajadores del CAB, IB, Centro Atómico Ezeiza, y otras instituciones invitadas y la visitaron más de 3400 personas. </text:p>
      <text:p text:style-name="P15"/>
      <text:p text:style-name="P15">Considerando que a través de la Muestra se favorece la interacción con científicos y tecnólogos, <text:s/>promoviendo la democratización del conocimiento, <text:span text:style-name="T4">es que este Concejo decide declarar de interés la Muestra, acompañando la actividad cultural y educativa que brinda la posibilidad de que un número cada vez mayor de ciudadanos tenga acceso al conocimiento, aspirando a despertar el interés por las ciencias y la tecnología en los más jóvenes.</text:span></text:p>
      <text:p text:style-name="P15"/>
      <text:p text:style-name="P15"/>
      <text:p text:style-name="P17">AUTORES: Presidente del Concejo Ramón Chiocconi y Concejales Alejandro Ramos Mejía (PJ); Carlos Valeri (FG); Leandro Lescano (AFSP); <text:s/>Elena Welleschik (UCR) y Mauro Gonzalez (PvpC).</text:p>
      <text:p text:style-name="P6"/>
      <text:p text:style-name="P6"/>
      <text:p text:style-name="Text_20_body"/>
      <text:p text:style-name="Text_20_body"><text:soft-page-break/>El proyecto original Nº 548/14 fue aprobado en la sesión del día 3 de abril de 2014, según consta en el Acta Nº 1016/14. Por ello, en ejercicio de las atribuciones que le otorga el Art. 38, inciso 2, de la Carta Orgánica Municipal,</text:p>
      <text:p text:style-name="Text_20_body"/>
      <text:p text:style-name="Text_20_body"/>
      <text:p text:style-name="Text_20_body">EL CONCEJO MUNICIPAL DE SAN CARLOS DE BARILOCHE</text:p>
      <text:p text:style-name="Text_20_body">SANCIONA CON CARÁCTER DE </text:p>
      <text:p text:style-name="Text_20_body"/>
      <text:p text:style-name="P8">DECLARACIÓN</text:p>
      <text:p text:style-name="P8"/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Art. <text:s/>1°) </text:p>
          </table:table-cell>
          <table:table-cell table:style-name="Tabla1.A1" office:value-type="string">
            <text:p text:style-name="P19">Se declara de interés cultural y educativo la Muestra Anual Educativa del Centro Atómico Bariloche e Instituto Balseiro a realizarse desde el <text:s/>22 al 28 de abril de 2014 en la ciudad de San Carlos de Bariloche.</text:p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11">Art. <text:s/>2°) </text:p>
          </table:table-cell>
          <table:table-cell table:style-name="Tabla1.A1" office:value-type="string">
            <text:p text:style-name="P13">La presente declaración no implica la obligatoriedad de efectuar erogaciones por parte de la Administración Municipal. </text:p>
            <text:p text:style-name="P13"/>
          </table:table-cell>
        </table:table-row>
        <table:table-row table:style-name="Tabla1.1">
          <table:table-cell table:style-name="Tabla1.A1" office:value-type="string">
            <text:p text:style-name="P11">Art. <text:s/>3º)</text:p>
          </table:table-cell>
          <table:table-cell table:style-name="Tabla1.A1" office:value-type="string">
            <text:p text:style-name="P14"><text:span text:style-name="T3">Comuníquese. Dése a publicidad. Tómese razón. Cumplido, archí</text:span>vese.</text:p>
          </table:table-cell>
        </table:table-row>
      </table:table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000000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fo:font-size="5pt" style:font-size-asian="5pt" style:font-size-complex="5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3.069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2.501cm" fo:margin-bottom="1.369cm" fo:margin-left="3cm" fo:margin-right="3cm" style:writing-mode="lr-tb" style:layout-grid-color="#c0c0c0" style:layout-grid-lines="88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MP3"/>
        <text:p text:style-name="MP4"><text:span text:style-name="MT1"><text:line-break/><text:line-break/><text:line-break/></text:span><draw:frame draw:style-name="Mfr1" draw:name="gráficos1" text:anchor-type="char" svg:x="0cm" svg:y="-0.972cm" svg:width="6.976cm" svg:height="2.526cm" draw:z-index="1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text:span text:style-name="MT1"> <text:s text:c="71"/>"Donar órganos, tejidos y sangre, es Donar Vida”<text:line-break/> <text:s text:c="95"/></text:span><text:span text:style-name="MT2">(Ordenanza 1421-CM-2004)</text:span></text:p>
        <text:p text:style-name="MP5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04-09-21T12:44:00</meta:creation-date>
    <dc:creator>Nora </dc:creator>
    <dc:date>2014-04-10T13:03:32</dc:date>
    <meta:print-date>2014-04-10T12:59:49</meta:print-date>
    <meta:editing-cycles>30</meta:editing-cycles>
    <meta:editing-duration>PT19M</meta:editing-duration>
    <meta:generator>LibreOffice/3.5$Linux_x86 LibreOffice_project/350m1$Build-2</meta:generator>
    <meta:printed-by>Nora </meta:printed-by>
    <meta:document-statistic meta:table-count="1" meta:image-count="1" meta:object-count="0" meta:page-count="2" meta:paragraph-count="24" meta:word-count="471" meta:character-count="3211" meta:non-whitespace-character-count="2578"/>
    <meta:user-defined meta:name="Información 1"/>
    <meta:user-defined meta:name="Información 2"/>
    <meta:user-defined meta:name="Información 3"/>
    <meta:user-defined meta:name="Información 4"/>
  </office:meta>
</office:document-meta>
</file>